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Engine.processBlock( byte [ ] in , int inOff , byte [ ] out , int outOf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SEngine.getBloc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Engine.desFunc( int [ ] wKey , byte [ ] in , int inOff , byte [ ] out , int outOf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86">
            <text:p text:style-name="Table_20_Contents">186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DESEngine.init( boolean encrypting , Cipher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Engine.DES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Engine.getAlgorith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Engin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Engine.generateWorkingKey( boolean encrypting , byte [ ] ke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2">
            <text:p text:style-name="Table_20_Contents">52</text:p>
          </table:table-cell>
          <table:table-cell office:value-type="float" office:value="70">
            <text:p text:style-name="Table_20_Contents"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